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Noto Sans Devanagari1" svg:font-family="'Noto Sans Devanagari'" style:font-family-generic="swiss"/>
    <style:font-face style:name="Liberation Mono" svg:font-family="'Liberation Mono'" style:font-pitch="fixed"/>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2a8aa" officeooo:paragraph-rsid="0012a8aa"/>
    </style:style>
    <style:style style:name="P2" style:family="paragraph" style:parent-style-name="Standard" style:list-style-name="L1">
      <style:text-properties officeooo:rsid="0012a8aa" officeooo:paragraph-rsid="0012a8aa"/>
    </style:style>
    <style:style style:name="P3" style:family="paragraph" style:parent-style-name="Standard" style:list-style-name="L1">
      <style:text-properties officeooo:rsid="00154670" officeooo:paragraph-rsid="00154670"/>
    </style:style>
    <style:style style:name="P4" style:family="paragraph" style:parent-style-name="Standard">
      <style:text-properties officeooo:rsid="001b93ff" officeooo:paragraph-rsid="001b93ff"/>
    </style:style>
    <style:style style:name="P5" style:family="paragraph" style:parent-style-name="Standard" style:list-style-name="L1">
      <style:text-properties fo:font-variant="normal" fo:text-transform="none" style:use-window-font-color="true" style:font-name="Liberation Serif1" fo:font-size="12pt" fo:letter-spacing="normal" fo:font-style="normal" fo:font-weight="normal" officeooo:rsid="00175585" officeooo:paragraph-rsid="00175585" style:font-size-asian="12pt" style:font-size-complex="12pt"/>
    </style:style>
    <style:style style:name="P6" style:family="paragraph" style:parent-style-name="Standard" style:list-style-name="L1">
      <style:text-properties fo:font-variant="normal" fo:text-transform="none" style:use-window-font-color="true" style:font-name="Liberation Serif1" fo:font-size="12pt" fo:letter-spacing="normal" fo:font-style="normal" fo:font-weight="normal" officeooo:rsid="0012a8aa" officeooo:paragraph-rsid="0012a8aa" style:font-size-asian="12pt" style:font-size-complex="12pt"/>
    </style:style>
    <style:style style:name="T1" style:family="text">
      <style:text-properties style:text-position="super 58%"/>
    </style:style>
    <style:style style:name="T2" style:family="text">
      <style:text-properties officeooo:rsid="00154670"/>
    </style:style>
    <style:style style:name="T3" style:family="text">
      <style:text-properties officeooo:rsid="00161880"/>
    </style:style>
    <style:style style:name="T4" style:family="text">
      <style:text-properties officeooo:rsid="00175585"/>
    </style:style>
    <style:style style:name="T5" style:family="text">
      <style:text-properties officeooo:rsid="001a64a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am: Greenomatics</text:p>
      <text:list xml:id="list7130030938165394153" text:style-name="L1">
        <text:list-item>
          <text:p text:style-name="P2">Sheryl Chau</text:p>
          <text:list>
            <text:list-item>
              <text:p text:style-name="P2">I am <text:span text:style-name="T4">in my final semester of my undergraduate studies in </text:span>Geography, specializing in Geomatics. I <text:span text:style-name="T2">am passionate about</text:span> understanding spatial relationships in the physical and social world. After graduating in June 2019, I will be starting my graduate studies <text:span text:style-name="T2">in</text:span> <text:span text:style-name="T2">alpine </text:span>hydrometeorology<text:span text:style-name="T2">. I enjoy being in the mountains, whether it be hiking in the summer or snowboarding in the winter!</text:span></text:p>
            </text:list-item>
          </text:list>
        </text:list-item>
        <text:list-item>
          <text:p text:style-name="P2">Raghav Sethi</text:p>
          <text:list>
            <text:list-item>
              <text:p text:style-name="P6">Hello, I am a software developer currently studying in 3rd year at University of Waterloo. My interests include web app development, design and UI improvement. I enjoy problem solving and like to apply my skills to real world problems.I am experinced using technologies used in geomatics. I have entrepreneural nature and is additionally motivated after winning at 2 hackathons. I also like making funny noises on my guitar and flute. I pronounce mayonnaise as "my own knees".</text:p>
            </text:list-item>
          </text:list>
        </text:list-item>
        <text:list-item>
          <text:p text:style-name="P2">Rohit Verma</text:p>
          <text:list>
            <text:list-item>
              <text:p text:style-name="P3">I am a 4<text:span text:style-name="T1">th</text:span> year Environment and Resources student with an interest in GIS and ecology. In the future, I hope to use my knowledge of ecology and spatial patterns to understand the <text:span text:style-name="T4">e</text:span>ffect of urbanization on local ecological systems. <text:span text:style-name="T3">After graduation, I will be starting my graduate studies to pursue these research interests.</text:span></text:p>
            </text:list-item>
          </text:list>
        </text:list-item>
        <text:list-item>
          <text:p text:style-name="P2">Hunar Malik</text:p>
          <text:list>
            <text:list-item>
              <text:p text:style-name="P5">I’m a 3rd year undergraduate at University of Waterloo pursuing Hons. Geomatics with double minors in Computer Science and Management Studies and Specialisation in Climate Change. I’m tech savvy and love to face challenges. I love environment too and no matter why I’m here today. My background and my good knowledge in the computing languages and algorithms make me a good coder with essence of environmentalist. We, the young brats are responsible for mitigating the dreadful effects on the environment and hence, we are using GIS and Web Mapping tools as weapons in our fight to make our environment sustainable.</text:p>
            </text:list-item>
          </text:list>
          <text:p text:style-name="P2"/>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Noto Sans Devanagari1" svg:font-family="'Noto Sans Devanagari'" style:font-family-generic="swiss"/>
    <style:font-face style:name="Liberation Mono" svg:font-family="'Liberation Mono'" style:font-pitch="fixed"/>
    <style:font-face style:name="Liberation Sans1" svg:font-family="'Liberation Sans'"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5T17:28:08.951703352</meta:creation-date>
    <dc:date>2019-02-16T16:54:46.428004582</dc:date>
    <meta:editing-duration>PT5H13M7S</meta:editing-duration>
    <meta:editing-cycles>2</meta:editing-cycles>
    <meta:generator>LibreOffice/5.2.7.2$Linux_X86_64 LibreOffice_project/20m0$Build-2</meta:generator>
    <meta:document-statistic meta:table-count="0" meta:image-count="0" meta:object-count="0" meta:page-count="1" meta:paragraph-count="10" meta:word-count="311" meta:character-count="1868" meta:non-whitespace-character-count="1575"/>
  </office:meta>
</office:document-meta>
</file>